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3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underline-style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</text:span><text:span text:style-name="T2"><text:line-break/></text:span><text:span text:style-name="T3">Unidad 08. Guía de estudio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Noviembre 2025</text:span></text:p>
      <text:p text:style-name="P5"/>
      <text:p text:style-name="P4"><text:span text:style-name="T6">Unidad 08. Montaje y reparación de computadoras</text:span></text:p>
      <text:list xml:id="list3178418659" text:style-name="WWNum3">
        <text:list-item>
          <text:p text:style-name="P15"><text:bookmark text:name="_dbh0n1vac4c8"/>Fechas</text:p>
        </text:list-item>
      </text:list>
      <text:p text:style-name="Standard">Desde 08/01/2026 to 28/01/2025. La duracicón de esta unidad es de 3 semanas..</text:p>
      <text:list xml:id="list92306842197025" text:continue-numbering="true" text:style-name="WWNum3">
        <text:list-item>
          <text:p text:style-name="P15">Conocimientos previos</text:p>
        </text:list-item>
      </text:list>
      <text:p text:style-name="P6">Unidades previas, especialmente la unidad 07.</text:p>
      <text:list xml:id="list92306034809555" text:continue-numbering="true" text:style-name="WWNum3">
        <text:list-item>
          <text:p text:style-name="P15">Objetivos</text:p>
        </text:list-item>
      </text:list>
      <text:list xml:id="list2178479085" text:style-name="WWNum4">
        <text:list-item>
          <text:p text:style-name="P7">Aprender a montar un ordenador.</text:p>
        </text:list-item>
        <text:list-item>
          <text:p text:style-name="P7">Aprender a detectar los problemas de hardware más comunes.</text:p>
        </text:list-item>
        <text:list-item>
          <text:p text:style-name="P7">Aprender a reparar los problemas de hardware más frecuentes.</text:p>
        </text:list-item>
        <text:list-item>
          <text:p text:style-name="P7">Aprender a trabajar con bucles en Python.</text:p>
        </text:list-item>
      </text:list>
      <text:list xml:id="list92306907367100" text:continue-list="list92306034809555" text:style-name="WWNum3">
        <text:list-item>
          <text:p text:style-name="P15">Contenidos</text:p>
        </text:list-item>
      </text:list>
      <text:list xml:id="list3319216371" text:style-name="WWNum2">
        <text:list-item>
          <text:p text:style-name="P8">Montaje de un ordenador.</text:p>
        </text:list-item>
        <text:list-item>
          <text:p text:style-name="P8">Reparación de un ordenador.</text:p>
        </text:list-item>
        <text:list-item>
          <text:p text:style-name="P8">Bucles en Python (<text:span text:style-name="T10">for</text:span> y <text:span text:style-name="T10">while</text:span>).</text:p>
        </text:list-item>
      </text:list>
      <text:list xml:id="list92307523682114" text:continue-list="list92306907367100" text:style-name="WWNum3">
        <text:list-item>
          <text:p text:style-name="P15">Actividades</text:p>
        </text:list-item>
      </text:list>
      <text:list xml:id="list2544111350" text:style-name="WWNum1">
        <text:list-item>
          <text:p text:style-name="P9">Ejercicios de hardware.</text:p>
        </text:list-item>
        <text:list-item>
          <text:p text:style-name="P9">Actividades de investigación y desarrollo.</text:p>
        </text:list-item>
        <text:list-item>
          <text:p text:style-name="P9">Actividades de Python correspondientes a esta unidad.</text:p>
        </text:list-item>
      </text:list>
      <text:list xml:id="list92305870750883" text:continue-list="list92307523682114" text:style-name="WWNum3">
        <text:list-item>
          <text:p text:style-name="P15">Recomendaciones</text:p>
        </text:list-item>
      </text:list>
      <text:p text:style-name="Standard">Intenta seguir guías visuales y videotutoriales sobre cómo montar un ordenador, ya que el texto por sí solo no es suficiente para comprender todo el proceso.</text:p>
      <text:p text:style-name="Standard">Las actividades te ayudarán a ordenar y aclarar ideas. Además, se incluye un test que te permitirá comprobar tus conocimien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8. Montaje y reparación de computadoras</text:span></text:p>
      </style:header>
      <style:footer>
        <text:p text:style-name="MP4"><text:span text:style-name="MT1">CFGS DAM/DAW<text:tab/><text:tab/>Unidad 08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7" meta:word-count="183" meta:character-count="1144" meta:non-whitespace-character-count="1001"/>
    <meta:generator>LibreOfficeDev/6.0.5.2$Linux_X86_64 LibreOffice_project/</meta:generator>
  </office:meta>
</office:document-meta>
</file>